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f177" officeooo:paragraph-rsid="0012f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24 – ESTUDANDO OS MÉTODOS JAVASCRIPT:</text:p>
      <text:p text:style-name="P1"/>
      <text:p text:style-name="P1">BOM VAMOS ESTUDAR ESTE CODIGO, TEMOS AQUI UMA VARIAVEL INTERVALO, </text:p>
      <text:p text:style-name="P1"/>
      <text:p text:style-name="P1">ESTE INTERVALO RECEBE UM ID COM O NOME SCROOLER, SE FORMOS NO NOSSO HTML PODEMOS VER QUE ESTE SCROOLER ESTÁ AQUI, ELE É A NOSSA BARRA DE ROLAGEM, E ATRIBUINDO A ROLAGEM PARA A DIREITA COM O SCROLLEFT E ESTOU INCREMENTANDO 1, OU SEJA VAI ROLAR DE UM EM UM, E ESTOU INCREMENTANDO A CADA 5 MILISSEGUNDOS, SE EU FOR USAR EM UM SEGUNDO EM TERIA QUE COLOCAR AQUI 1000 MILISSEGUNDOS </text:p>
      <text:p text:style-name="P1"/>
      <text:p text:style-name="P1">E PARA A ESQUERDA DA MESMA MANEI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08:37:58.660642685</meta:creation-date>
    <dc:date>2020-05-28T08:46:07.064270510</dc:date>
    <meta:editing-duration>PT8M14S</meta:editing-duration>
    <meta:editing-cycles>1</meta:editing-cycles>
    <meta:document-statistic meta:table-count="0" meta:image-count="0" meta:object-count="0" meta:page-count="1" meta:paragraph-count="4" meta:word-count="94" meta:character-count="519" meta:non-whitespace-character-count="426"/>
    <meta:generator>LibreOffice/6.0.7.3$Linux_X86_64 LibreOffice_project/00m0$Build-3</meta:generator>
  </office:meta>
</office:document-meta>
</file>